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ScanAnnotationParser.ComponentScanAnnotationParser( Environment environment , ResourceLoader resourceLoader , BeanNameGenerator beanNameGenerator ,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ScanAnnotationParser.match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canAnnotationParser.parse( AnnotationAttributes componentScan , String declaringClas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">
            <text:p text:style-name="Table_20_Contents">2</text:p>
          </table:table-cell>
          <table:table-cell office:value-type="float" office:value="55">
            <text:p text:style-name="Table_20_Contents">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